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list-style-name="L1">
      <style:text-properties style:text-underline-style="none" fo:font-weight="normal" style:font-weight-asian="normal" style:font-weight-complex="normal"/>
    </style:style>
    <style:style style:name="P6" style:family="paragraph" style:parent-style-name="Standard" style:list-style-name="L2">
      <style:text-properties style:text-underline-style="none" fo:font-weight="normal" style:font-weight-asian="normal" style:font-weight-complex="normal"/>
    </style:style>
    <style:style style:name="P7" style:family="paragraph" style:parent-style-name="Standard" style:list-style-name="L3">
      <style:text-properties style:text-underline-style="none" fo:font-weight="normal" style:font-weight-asian="normal" style:font-weight-complex="normal"/>
    </style:style>
    <style:style style:name="P8" style:family="paragraph" style:parent-style-name="Standard" style:list-style-name="L5">
      <style:text-properties style:text-underline-style="none" fo:font-weight="normal" style:font-weight-asian="normal" style:font-weight-complex="normal"/>
    </style:style>
    <style:style style:name="P9" style:family="paragraph" style:parent-style-name="Standard" style:list-style-name="L6">
      <style:text-properties style:text-underline-style="none" fo:font-weight="normal" style:font-weight-asian="normal" style:font-weight-complex="normal"/>
    </style:style>
    <style:style style:name="P10" style:family="paragraph" style:parent-style-name="Standard" style:list-style-name="L7">
      <style:text-properties style:text-underline-style="none" fo:font-weight="normal" style:font-weight-asian="normal" style:font-weight-complex="normal"/>
    </style:style>
    <style:style style:name="P11" style:family="paragraph" style:parent-style-name="Standard" style:list-style-name="L8">
      <style:text-properties style:text-underline-style="none" fo:font-weight="normal" style:font-weight-asian="normal" style:font-weight-complex="normal"/>
    </style:style>
    <style:style style:name="P12" style:family="paragraph" style:parent-style-name="Standard" style:list-style-name="L9">
      <style:text-properties style:text-underline-style="none" fo:font-weight="normal" style:font-weight-asian="normal" style:font-weight-complex="normal"/>
    </style:style>
    <style:style style:name="P13" style:family="paragraph" style:parent-style-name="Standard" style:list-style-name="L9">
      <style:paragraph-properties>
        <style:tab-stops/>
      </style:paragraph-properties>
      <style:text-properties style:text-underline-style="none" fo:font-weight="normal" style:font-weight-asian="normal" style:font-weight-complex="normal"/>
    </style:style>
    <style:style style:name="P14" style:family="paragraph" style:parent-style-name="Standard" style:list-style-name="L10">
      <style:text-properties style:text-underline-style="none" fo:font-weight="normal" style:font-weight-asian="normal" style:font-weight-complex="normal"/>
    </style:style>
    <style:style style:name="P15" style:family="paragraph" style:parent-style-name="Standard" style:list-style-name="L11">
      <style:text-properties style:text-underline-style="none" fo:font-weight="normal" style:font-weight-asian="normal" style:font-weight-complex="normal"/>
    </style:style>
    <style:style style:name="P16" style:family="paragraph" style:parent-style-name="Standard" style:list-style-name="L13">
      <style:text-properties style:text-underline-style="none" fo:font-weight="normal" style:font-weight-asian="normal" style:font-weight-complex="normal"/>
    </style:style>
    <style:style style:name="P17" style:family="paragraph" style:parent-style-name="Standard" style:list-style-name="L14">
      <style:text-properties style:text-underline-style="none" fo:font-weight="normal" style:font-weight-asian="normal" style:font-weight-complex="normal"/>
    </style:style>
    <style:style style:name="P18" style:family="paragraph" style:parent-style-name="Standard" style:list-style-name="L2">
      <style:text-properties style:text-underline-style="none" fo:font-weight="normal" fo:background-color="#99ff66" style:font-weight-asian="normal" style:font-weight-complex="normal"/>
    </style:style>
    <style:style style:name="P19" style:family="paragraph" style:parent-style-name="Standard" style:list-style-name="L3">
      <style:text-properties style:text-underline-style="none" fo:font-weight="normal" fo:background-color="#99ff66" style:font-weight-asian="normal" style:font-weight-complex="normal"/>
    </style:style>
    <style:style style:name="P20" style:family="paragraph" style:parent-style-name="Standard" style:list-style-name="L9">
      <style:text-properties style:text-underline-style="none" fo:font-weight="normal" fo:background-color="#99ff66" style:font-weight-asian="normal" style:font-weight-complex="normal"/>
    </style:style>
    <style:style style:name="P21" style:family="paragraph" style:parent-style-name="Standard" style:list-style-name="L4">
      <style:text-properties style:text-underline-style="none" fo:font-weight="normal" fo:background-color="#ffcc00" style:font-weight-asian="normal" style:font-weight-complex="normal"/>
    </style:style>
    <style:style style:name="P22" style:family="paragraph" style:parent-style-name="Standard" style:list-style-name="L5">
      <style:text-properties style:text-underline-style="none" fo:font-weight="normal" fo:background-color="#ffff00" style:font-weight-asian="normal" style:font-weight-complex="normal"/>
    </style:style>
    <style:style style:name="P23" style:family="paragraph" style:parent-style-name="Standard" style:list-style-name="L7">
      <style:text-properties style:text-underline-style="none" fo:font-weight="normal" fo:background-color="#ff9900" style:font-weight-asian="normal" style:font-weight-complex="normal"/>
    </style:style>
    <style:style style:name="P24" style:family="paragraph" style:parent-style-name="Standard">
      <style:text-properties style:text-underline-style="none" fo:font-weight="normal" fo:background-color="#ffff99" style:font-weight-asian="normal" style:font-weight-complex="normal"/>
    </style:style>
    <style:style style:name="P25" style:family="paragraph" style:parent-style-name="Standard" style:list-style-name="L12">
      <style:text-properties style:text-underline-style="none" fo:font-weight="normal" fo:background-color="#ffff99" style:font-weight-asian="normal" style:font-weight-complex="normal"/>
    </style:style>
    <style:style style:name="P26" style:family="paragraph" style:parent-style-name="Standard" style:list-style-name="L8">
      <style:text-properties style:text-underline-style="none" fo:font-weight="bold" style:font-weight-asian="bold" style:font-weight-complex="bold"/>
    </style:style>
    <style:style style:name="P27" style:family="paragraph" style:parent-style-name="Standard" style:list-style-name="L8">
      <style:text-properties style:text-underline-style="none" fo:font-weight="bold" fo:background-color="#ff9900" style:font-weight-asian="bold" style:font-weight-complex="bold"/>
    </style:style>
    <style:style style:name="P28" style:family="paragraph" style:parent-style-name="Standard">
      <style:text-properties style:text-underline-style="solid" style:text-underline-width="auto" style:text-underline-color="font-color" fo:font-weight="bold" style:font-weight-asian="bold" style:font-weight-complex="bold"/>
    </style:style>
    <style:style style:name="P29"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30" style:family="paragraph" style:parent-style-name="Standard" style:list-style-name="L6">
      <style:text-properties style:text-underline-style="solid" style:text-underline-width="auto" style:text-underline-color="font-color" fo:font-weight="bold" style:font-weight-asian="bold" style:font-weight-complex="bold"/>
    </style:style>
    <style:style style:name="P31" style:family="paragraph" style:parent-style-name="Standard" style:list-style-name="L12">
      <style:text-properties style:text-underline-style="solid" style:text-underline-width="auto" style:text-underline-color="font-color" fo:font-weight="bold" style:font-weight-asian="bold" style:font-weight-complex="bold"/>
    </style:style>
    <style:style style:name="P32" style:family="paragraph" style:parent-style-name="Standard" style:list-style-name="L9">
      <style:text-properties style:text-underline-style="solid" style:text-underline-width="auto" style:text-underline-color="font-color" fo:font-weight="bold" style:font-weight-asian="bold" style:font-weight-complex="bold"/>
    </style:style>
    <style:style style:name="P33" style:family="paragraph" style:parent-style-name="Standard">
      <style:text-properties style:text-underline-style="solid" style:text-underline-width="auto" style:text-underline-color="font-color" fo:font-weight="bold" fo:background-color="#ffffff" style:font-weight-asian="bold" style:font-weight-complex="bold"/>
    </style:style>
    <style:style style:name="P34" style:family="paragraph" style:parent-style-name="Standard" style:list-style-name="L6">
      <style:text-properties style:text-underline-style="solid" style:text-underline-width="auto" style:text-underline-color="font-color" fo:font-weight="bold" fo:background-color="#ffff00" style:font-weight-asian="bold" style:font-weight-complex="bold"/>
    </style:style>
    <style:style style:name="P35" style:family="paragraph" style:parent-style-name="Standard" style:list-style-name="L2"/>
    <style:style style:name="P36" style:family="paragraph" style:parent-style-name="Standard" style:list-style-name="L7"/>
    <style:style style:name="P37" style:family="paragraph" style:parent-style-name="Standard" style:list-style-name="L9"/>
    <style:style style:name="P38" style:family="paragraph" style:parent-style-name="Standard" style:list-style-name="L9">
      <style:paragraph-properties>
        <style:tab-stops/>
      </style:paragraph-properties>
    </style:style>
    <style:style style:name="P39" style:family="paragraph" style:parent-style-name="Standard" style:list-style-name="L14"/>
    <style:style style:name="P40" style:family="paragraph" style:parent-style-name="Standard" style:list-style-name="L2">
      <style:text-properties fo:background-color="#ffffff"/>
    </style:style>
    <style:style style:name="P41"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42"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P43" style:family="paragraph" style:parent-style-name="Standard" style:list-style-name="RTF_5f_Num_20_2">
      <style:paragraph-properties fo:margin-left="0cm" fo:margin-right="0cm" fo:text-indent="0cm" style:auto-text-indent="false">
        <style:tab-stops/>
      </style:paragraph-properties>
      <style:text-properties fo:font-size="10pt" fo:background-color="#ffcc00" style:font-size-asian="10pt" style:font-size-complex="10pt"/>
    </style:style>
    <style:style style:name="P44"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66" style:font-size-asian="10pt" style:font-weight-asian="normal" style:font-size-complex="10pt"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fo:background-color="#ffcc00" style:font-weight-asian="normal" style:font-weight-complex="normal"/>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6"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7" style:family="text">
      <style:text-properties fo:font-variant="normal" fo:text-transform="none" fo:color="#000000" fo:letter-spacing="normal" style:text-underline-style="none" fo:font-weight="normal" style:font-weight-asian="normal" style:font-weight-complex="normal"/>
    </style:style>
    <style:style style:name="T8" style:family="text">
      <style:text-properties fo:font-variant="normal" fo:text-transform="none" fo:color="#242729" style:font-name="Consolas" fo:font-size="9.75pt" fo:letter-spacing="normal" fo:font-style="normal"/>
    </style:style>
    <style:style style:name="T9" style:family="text">
      <style:text-properties fo:background-color="#ffcc00"/>
    </style:style>
    <style:style style:name="T10" style:family="text">
      <style:text-properties fo:background-color="#ffff9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562675755809322712" text:style-name="L1">
        <text:list-item>
          <text:p text:style-name="P5">TODO OVERALL</text:p>
        </text:list-item>
        <text:list-item>
          <text:p text:style-name="P5">TODO PG1</text:p>
        </text:list-item>
        <text:list-item>
          <text:p text:style-name="P5">TODO PG2</text:p>
        </text:list-item>
        <text:list-item>
          <text:p text:style-name="P5">Marble Case</text:p>
        </text:list-item>
        <text:list-item>
          <text:p text:style-name="P5">Marbles</text:p>
        </text:list-item>
        <text:list-item>
          <text:p text:style-name="P5">TODO PG3</text:p>
        </text:list-item>
        <text:list-item>
          <text:p text:style-name="P5">TODO PG4</text:p>
        </text:list-item>
        <text:list-item>
          <text:p text:style-name="P5">TODO Cards</text:p>
        </text:list-item>
        <text:list-item>
          <text:p text:style-name="P5">TODO Carousel</text:p>
        </text:list-item>
        <text:list-item>
          <text:p text:style-name="P5">TODO Admin Area</text:p>
        </text:list-item>
        <text:list-item>
          <text:p text:style-name="P5">TODO Backend</text:p>
        </text:list-item>
        <text:list-item>
          <text:p text:style-name="P5">TODO Host</text:p>
        </text:list-item>
        <text:list-item>
          <text:p text:style-name="P5">TODO Data for cards</text:p>
        </text:list-item>
        <text:list-item>
          <text:p text:style-name="P5">TODO Color CV infomatic like the guy who did the website where you run about</text:p>
        </text:list-item>
        <text:list-item>
          <text:p text:style-name="P5">TODO Size friendly</text:p>
        </text:list-item>
        <text:list-item>
          <text:p text:style-name="P5">TODO Mobile friendly</text:p>
        </text:list-item>
        <text:list-item>
          <text:p text:style-name="P5">TODO Polish Checks</text:p>
        </text:list-item>
        <text:list-item>
          <text:p text:style-name="P5">Links</text:p>
          <text:p text:style-name="P29"/>
        </text:list-item>
        <text:list-item>
          <text:p text:style-name="P29">Design sections</text:p>
        </text:list-item>
      </text:list>
      <text:p text:style-name="P1"/>
      <text:p text:style-name="P1">TODO OVERALL</text:p>
      <text:list xml:id="list7602120264965218648" text:style-name="L2">
        <text:list-item>
          <text:p text:style-name="P18">css is doubled in places makign hard to fix</text:p>
        </text:list-item>
        <text:list-item>
          <text:p text:style-name="P18">better quality images for marbles</text:p>
        </text:list-item>
        <text:list-item>
          <text:p text:style-name="P6">remove scrolls</text:p>
        </text:list-item>
        <text:list-item>
          <text:p text:style-name="P6">global vars utils</text:p>
        </text:list-item>
        <text:list-item>
          <text:p text:style-name="P6">utils const for marbles</text:p>
        </text:list-item>
        <text:list-item>
          <text:p text:style-name="P6">work out what the corner link do – oauth to admin area where can alter carasoull </text:p>
        </text:list-item>
        <text:list-item>
          <text:p text:style-name="P6">need give balls momentum so keep going few steps like phone drag scroll</text:p>
        </text:list-item>
        <text:list-item>
          <text:p text:style-name="P6">interspace little bits of text about me, maybe humorous</text:p>
        </text:list-item>
        <text:list-item>
          <text:p text:style-name="P35"><text:span text:style-name="T2">marble look fish ball blur but also <text:s/>- </text:span><text:a xlink:type="simple" xlink:href="https://www.youtube.com/watch?v=XD3YWNdoi64&amp;list=PLA7NIPQptVFeD5_nPhNrdRufxfe-bo47Q&amp;index=3&amp;t=120s" text:style-name="Internet_20_link" text:visited-style-name="Visited_20_Internet_20_Link"><text:span text:style-name="T9">https://www.youtube.com/watch?v=XD3YWNdoi64&amp;list=PLA7NIPQptVFeD5_nPhNrdRufxfe-bo47Q&amp;index=3&amp;t=120s</text:span></text:a><text:span text:style-name="T9"> </text:span></text:p>
        </text:list-item>
        <text:list-item>
          <text:p text:style-name="P40">affordance shakes</text:p>
        </text:list-item>
        <text:list-item>
          <text:p text:style-name="P40">make arrows page 2 writing pg 1 etc fit nicely</text:p>
        </text:list-item>
      </text:list>
      <text:p text:style-name="P33"/>
      <text:p text:style-name="P1">TODO PG1</text:p>
      <text:p text:style-name="P1"/>
      <text:list xml:id="list357079145367867789" text:style-name="L3">
        <text:list-item>
          <text:p text:style-name="P19">maybe some white box shadow as two vertical lines down the buisnesscard area would look nice</text:p>
        </text:list-item>
        <text:list-item>
          <text:p text:style-name="P7">controlling writing size and ball rolling in right place and always leave the page properly – think its issue is it being part of the pg1 div maybe do it as part of the body</text:p>
        </text:list-item>
        <text:list-item>
          <text:p text:style-name="P7">the corner now not holding things right maybe to do with how ive altered anchor, or something else could look at the git </text:p>
        </text:list-item>
        <text:list-item>
          <text:p text:style-name="P7">try making background dark grey the retro_intro png insted</text:p>
        </text:list-item>
      </text:list>
      <text:p text:style-name="Standard"/>
      <text:p text:style-name="P1">TODO PG2</text:p>
      <text:list xml:id="list6849439110583539712" text:style-name="L4">
        <text:list-item>
          <text:p text:style-name="P21">use pg4 calculation so ball and card in right place</text:p>
        </text:list-item>
        <text:list-item>
          <text:p text:style-name="P21">animate down the slope to the third marble position</text:p>
        </text:list-item>
      </text:list>
      <text:p text:style-name="P1"/>
      <text:p text:style-name="P1"><text:soft-page-break/></text:p>
      <text:p text:style-name="P1">Marble Case</text:p>
      <text:list xml:id="list2222623978806686295" text:style-name="L5">
        <text:list-item>
          <text:p text:style-name="P22"><text:span text:style-name="T8">pointer-events:none</text:span> on glass in such way marble clickable and all else dragable</text:p>
        </text:list-item>
        <text:list-item>
          <text:p text:style-name="P8">Marbles touching</text:p>
        </text:list-item>
        <text:list-item>
          <text:p text:style-name="P8"><text:s text:c="6"/>Marbles columns alternatively half marble height up</text:p>
        </text:list-item>
        <text:list-item>
          <text:p text:style-name="P8"><text:tab/>No gaps between marbles</text:p>
        </text:list-item>
        <text:list-item>
          <text:p text:style-name="P8"><text:s text:c="5"/>Think i need to set the break points</text:p>
        </text:list-item>
        <text:list-item>
          <text:p text:style-name="P8">I could use fluid containter with invisible balls attached to bottom second “column”</text:p>
        </text:list-item>
        <text:list-item>
          <text:p text:style-name="P8">and inline block so they go around it</text:p>
        </text:list-item>
        <text:list-item>
          <text:p text:style-name="P8">Or i could use columns with alternate alignment top and bottom that are </text:p>
        </text:list-item>
        <text:list-item>
          <text:p text:style-name="P8">The height of the the balls within plus half a ball</text:p>
          <text:p text:style-name="P8"/>
        </text:list-item>
        <text:list-item>
          <text:p text:style-name="P8">Alternatively find the ball with position that would make it bottom of the container and one marble in and give it a bottom margin of half a ball. Or put an object there that doesn't move</text:p>
          <text:p text:style-name="P8"/>
        </text:list-item>
        <text:list-item>
          <text:p text:style-name="P8">No overflow for the balls that wont fit in the container </text:p>
          <text:p text:style-name="P8"/>
        </text:list-item>
        <text:list-item>
          <text:p text:style-name="P8">Or if i put i put a col row on its side ?? </text:p>
        </text:list-item>
      </text:list>
      <text:p text:style-name="P3"/>
      <text:p text:style-name="P1">Marbles got links and feel</text:p>
      <text:p text:style-name="P3"/>
      <text:p text:style-name="P1"/>
      <text:p text:style-name="P1">TODO PG3</text:p>
      <text:list xml:id="list9162013163327208222" text:style-name="RTF_5f_Num_20_2">
        <text:list-item>
          <text:p text:style-name="P41"/>
        </text:list-item>
        <text:list-item>
          <text:p text:style-name="P41"/>
        </text:list-item>
        <text:list-item>
          <text:p text:style-name="P41">why am i using rows and columns</text:p>
        </text:list-item>
        <text:list-item>
          <text:p text:style-name="P41">magnifier now not working nicely i think this maybe because all code slowed by jquery</text:p>
        </text:list-item>
        <text:list-item>
          <text:p text:style-name="P41">as magnifier turns it magnifies right card then middles then left left middle right</text:p>
        </text:list-item>
        <text:list-item>
          <text:p text:style-name="P43">use pg4 loop and equation for line placement in the transistion to next page place all marbles along the line right to left and give the animated marbles the positions behind.</text:p>
        </text:list-item>
        <text:list-item>
          <text:p text:style-name="P41">why if go to pg 3 above it marble 3 is above the page (before anything trigger)</text:p>
        </text:list-item>
        <text:list-item>
          <text:p text:style-name="P43">make marble 3 invisible as being replaced by my marble anyway</text:p>
        </text:list-item>
        <text:list-item>
          <text:p text:style-name="P41">for both the glass first page and marble pg2 and marbles pg 3 need to be able to animate to another objects position</text:p>
        </text:list-item>
        <text:list-item>
          <text:p text:style-name="P41">is it possible to make handle better synced with marbles so always points at front one</text:p>
        </text:list-item>
        <text:list-item>
          <text:p text:style-name="P41">the shape can go over the corner so needs some set padding – which will inturn affect the shape so gonna need to be carefully done</text:p>
        </text:list-item>
        <text:list-item>
          <text:p text:style-name="P44">magnifier image replace</text:p>
        </text:list-item>
      </text:list>
      <text:p text:style-name="P1"/>
      <text:p text:style-name="P1">TODO PG4</text:p>
      <text:list xml:id="list3572863956731993275" text:style-name="L6">
        <text:list-header>
          <text:p text:style-name="P9"/>
        </text:list-header>
        <text:list-item>
          <text:p text:style-name="P30"><text:a xlink:type="simple" xlink:href="https://www.w3schools.com/tags/tag_template.asp" text:style-name="Internet_20_link" text:visited-style-name="Visited_20_Internet_20_Link">https://www.w3schools.com/tags/tag_template.asp</text:a><text:span text:style-name="T1"> <text:s/>- could some of pg4 be a template and pg1 be a template what would the advantage be</text:span></text:p>
        </text:list-item>
        <text:list-item>
          <text:p text:style-name="P34"><text:span text:style-name="T1">pg4 card containers based in someway on screen size </text:span></text:p>
        </text:list-item>
        <text:list-item>
          <text:p text:style-name="P34"><text:span text:style-name="T1">ball locations</text:span></text:p>
        </text:list-item>
      </text:list>
      <text:p text:style-name="P2"/>
      <text:p text:style-name="P1">TODO Cards</text:p>
      <text:list xml:id="list7669864874530284306" text:style-name="L7">
        <text:list-header>
          <text:p text:style-name="P10"/>
        </text:list-header>
        <text:list-item>
          <text:p text:style-name="P10">ribbon slight right shadow, maybe with angle so bigger top than bottom</text:p>
        </text:list-item>
        <text:list-item>
          <text:p text:style-name="P10">reread the ways of making a transparent internal line it was a css trick if could do it around the border could get transparent gap between shadow and card currently using second white shadow to acheive this</text:p>
        </text:list-item>
        <text:list-item>
          <text:p text:style-name="P10"><text:soft-page-break/>inset box shadow around edges would it lok nice</text:p>
          <text:p text:style-name="P23"/>
        </text:list-item>
        <text:list-item>
          <text:p text:style-name="P10">put texture on ribbon canvas</text:p>
        </text:list-item>
        <text:list-item>
          <text:p text:style-name="P23">make the containers for card based on viewport</text:p>
        </text:list-item>
        <text:list-item>
          <text:p text:style-name="P36"><text:a xlink:type="simple" xlink:href="https://www.geeksforgeeks.org/maintain-the-aspect-ratio-of-a-div-with-css/" text:style-name="Internet_20_link" text:visited-style-name="Visited_20_Internet_20_Link"><text:span text:style-name="T4">https://www.geeksforgeeks.org/maintain-the-aspect-ratio-of-a-div-with-css/</text:span></text:a><text:span text:style-name="T4"> </text:span></text:p>
        </text:list-item>
      </text:list>
      <text:list xml:id="list4673214398186322873" text:style-name="L8">
        <text:list-item>
          <text:p text:style-name="P11"><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11">my special CV card the first card should also put in github CV location a color infomatic, open in second tab so website not lost</text:p>
        </text:list-item>
        <text:list-item>
          <text:p text:style-name="P26"><text:a xlink:type="simple" xlink:href="https://www.w3schools.com/howto/howto_css_flip_image.asp" text:style-name="Internet_20_link" text:visited-style-name="Visited_20_Internet_20_Link"><text:span text:style-name="T3">https://www.w3schools.com/howto/howto_css_flip_image.asp</text:span></text:a><text:span text:style-name="T3"> </text:span></text:p>
        </text:list-item>
        <text:list-item>
          <text:p text:style-name="P11">inset shadows on image box or writing box?</text:p>
        </text:list-item>
        <text:list-item>
          <text:p text:style-name="P11"><text:s/>and pink yellow sheen and sheen from drawer improve</text:p>
        </text:list-item>
        <text:list-item>
          <text:p text:style-name="P11">3d art on back</text:p>
        </text:list-item>
        <text:list-item>
          <text:p text:style-name="P27">card link anchors need class hyperlinkAnchor</text:p>
          <text:p text:style-name="P26"/>
        </text:list-item>
      </text:list>
      <text:p text:style-name="P1"/>
      <text:p text:style-name="P1">TODO Carousel</text:p>
      <text:list xml:id="list8442067153311020497" text:style-name="L9">
        <text:list-item>
          <text:p text:style-name="P20">the carousel blocks the drag of the draw and i think may effect magnifier, maybe need to play with z index as well as no display – maybe shares an unbind witht he carousel</text:p>
        </text:list-item>
        <text:list-item>
          <text:p text:style-name="P12">havent really needed moustache</text:p>
        </text:list-item>
        <text:list-item>
          <text:p text:style-name="P20">change cardhyperlink image where its a carousel button to a different name</text:p>
        </text:list-item>
        <text:list-item>
          <text:p text:style-name="P12">move finds and queryselectors out of carousel functions</text:p>
        </text:list-item>
        <text:list-item>
          <text:p text:style-name="P12">maybe remove the buttons when goes wrong doesnt place cards has to think for long time</text:p>
        </text:list-item>
        <text:list-item>
          <text:p text:style-name="P12">clicking the broken image alt makes card go to left</text:p>
        </text:list-item>
        <text:list-item>
          <text:p text:style-name="P12">using display hidden which is bad but visibility didnt apply to i think the showcase elements (not sure at what level but is a overflow visibility important)</text:p>
        </text:list-item>
        <text:list-item>
          <text:p text:style-name="P12">arrows are moving the screen hopefully will be fixed with no scrol</text:p>
          <text:p text:style-name="P12"/>
        </text:list-item>
        <text:list-item>
          <text:p text:style-name="P12">generating the cards only bit we need to do generate applies to whole thing</text:p>
        </text:list-item>
        <text:list-item>
          <text:p text:style-name="P12">leave button a box of cards?</text:p>
        </text:list-item>
        <text:list-item>
          <text:p text:style-name="P13">find out how to order a selected set of cards by the value in the array element they have been selected for</text:p>
        </text:list-item>
        <text:list-item>
          <text:p text:style-name="P38"><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v=F5Fr6Z2FurI&amp;list=PLA7NIPQptVFeD5_nPhNrdRufxfe-bo47Q&amp;index=4&amp;t=0s</text:a> </text:p>
        </text:list-item>
      </text:list>
      <text:p text:style-name="P1"/>
      <text:p text:style-name="P1">TODO Admin Area</text:p>
      <text:list xml:id="list5249240093301270348" text:style-name="L10">
        <text:list-item>
          <text:p text:style-name="P14">Admin carousell enable to alter and input cards info </text:p>
        </text:list-item>
      </text:list>
      <text:p text:style-name="P1"/>
      <text:p text:style-name="P1">TODO Backend</text:p>
      <text:p text:style-name="P1"/>
      <text:p text:style-name="P1">TODO Host</text:p>
      <text:list xml:id="list5361534615233255008" text:style-name="L11">
        <text:list-item>
          <text:p text:style-name="P15">research aws heroku and alternatives there is a section as well on it on udemy called deploying your application</text:p>
        </text:list-item>
      </text:list>
      <text:p text:style-name="P1"/>
      <text:p text:style-name="P1">TODO Data for cards</text:p>
      <text:p text:style-name="P1"/>
      <text:p text:style-name="P1">TODO Color informatic</text:p>
      <text:p text:style-name="P1"/>
      <text:list xml:id="list8722933766051140377" text:style-name="L12">
        <text:list-item>
          <text:p text:style-name="P31"><text:a xlink:type="simple" xlink:href="https://startbootstrap.com/guides/how-to-create-a-website-with-github-pages/" text:style-name="Internet_20_link" text:visited-style-name="Visited_20_Internet_20_Link"><text:span text:style-name="T10">https://startbootstrap.com/guides/how-to-create-a-website-with-github-pages/</text:span></text:a><text:span text:style-name="T10"> </text:span></text:p>
        </text:list-item>
        <text:list-item>
          <text:p text:style-name="P25">Or make a pdf, something thats just an image</text:p>
        </text:list-item>
        <text:list-item>
          <text:p text:style-name="P25">Downloadable nice colour resume and more traditional—rleonardi.com</text:p>
        </text:list-item>
      </text:list>
      <text:p text:style-name="P24"><text:soft-page-break/></text:p>
      <text:p text:style-name="P3"/>
      <text:p text:style-name="P1">TODO Size friendly</text:p>
      <text:p text:style-name="P1"/>
      <text:p text:style-name="P1">TODO Mobile friendly</text:p>
      <text:p text:style-name="P1"/>
      <text:p text:style-name="P1">TODO Polish Checks</text:p>
      <text:list xml:id="list3385425185946889821" text:style-name="L13">
        <text:list-item>
          <text:p text:style-name="P16">check using only 2-3 fonts</text:p>
        </text:list-item>
        <text:list-item>
          <text:p text:style-name="P16">refactor css using style guide</text:p>
        </text:list-item>
        <text:list-item>
          <text:p text:style-name="P16">refacter using linters</text:p>
        </text:list-item>
        <text:list-item>
          <text:p text:style-name="P16">standardize naming</text:p>
        </text:list-item>
        <text:list-item>
          <text:p text:style-name="P16">write website documentation</text:p>
        </text:list-item>
        <text:list-item>
          <text:p text:style-name="P16">affordance shakes on interactable objects</text:p>
        </text:list-item>
        <text:list-item>
          <text:p text:style-name="P16">indication number of pages</text:p>
        </text:list-item>
        <text:list-item>
          <text:p text:style-name="P16">lets insted of vars</text:p>
        </text:list-item>
        <text:list-item>
          <text:p text:style-name="P16">backend remembers progress so when refresh website not messed up – would also have allowed just to get and rerender site per change though this may have been wasteful</text:p>
        </text:list-item>
        <text:list-item>
          <text:p text:style-name="P16">make z-index's sensible</text:p>
          <text:p text:style-name="P16"/>
        </text:list-item>
      </text:list>
      <text:p text:style-name="P3"/>
      <text:p text:style-name="P1"/>
      <text:p text:style-name="P1"/>
      <text:p text:style-name="P1"/>
      <text:p text:style-name="P1">Reflection</text:p>
      <text:list xml:id="list7467796953475192696" text:style-name="L14">
        <text:list-item>
          <text:p text:style-name="P39"><text:span text:style-name="T1">I tried to reinvent the wheel unique design but actually something like this using templates plugins etc faster better - </text:span><text:a xlink:type="simple" xlink:href="http://timothyhoang.net/" text:style-name="Internet_20_link" text:visited-style-name="Visited_20_Internet_20_Link">http://timothyhoang.net/</text:a><text:span text:style-name="T1"> </text:span></text:p>
        </text:list-item>
        <text:list-item>
          <text:p text:style-name="P17">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17">remake the cards pure css with or without bootstrap rather than using jquery to resize via scale</text:p>
        </text:list-item>
        <text:list-item>
          <text:p text:style-name="P17">bootstrap vs non bootstrap</text:p>
        </text:list-item>
        <text:list-item>
          <text:p text:style-name="P17">stretch item bootstrap flexbox instead of my jquery stretching code to get cards right size</text:p>
          <text:p text:style-name="P17"/>
        </text:list-item>
      </text:list>
      <text:p text:style-name="P1">Links</text:p>
      <text:p text:style-name="P1"/>
      <text:list xml:id="list35714639" text:continue-list="list9162013163327208222" text:style-name="RTF_5f_Num_20_2">
        <text:list-item>
          <text:p text:style-name="P42"><text:a xlink:type="simple" xlink:href="https://getbootstrap.com/docs/4.3/utilities/flex/" text:style-name="Internet_20_link" text:visited-style-name="Visited_20_Internet_20_Link">https://getbootstrap.com/docs/4.3/utilities/flex/</text:a> </text:p>
        </text:list-item>
      </text:list>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https://developer.mozilla.org/en-US/docs/Web/API/HTML_Drag_and_Drop_API/Drag_operations</text:p>
      <text:p text:style-name="P1">http://html5doctor.com/native-drag-and-drop/</text:p>
      <text:p text:style-name="P1">https://www.w3schools.com/howto/howto_js_draggable.asp</text:p>
      <text:p text:style-name="P1"><text:soft-page-break/>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soft-page-break/><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carousel</text:p>
      <text:list xml:id="list35727539" text:continue-list="list8442067153311020497" text:style-name="L9">
        <text:list-item>
          <text:p text:style-name="P12"><text:a xlink:type="simple" xlink:href="https://stackoverflow.com/questions/49241513/using-html-template-and-jquery-clone-to-add-new-panels-onto-div" text:style-name="Internet_20_link" text:visited-style-name="Visited_20_Internet_20_Link">https://stackoverflow.com/questions/49241513/using-html-template-and-jquery-clone-to-add-new-panels-onto-div</text:a> </text:p>
        </text:list-item>
        <text:list-item>
          <text:p text:style-name="P37"><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37"><text:span text:style-name="T1">research what this is </text:span><text:span text:style-name="T7"> </text:span><text:span text:style-name="T5">type: </text:span><text:span text:style-name="T6">text/ejs</text:span><text:span text:style-name="T1"> done just for inline code like not using shortcut &lt;%%&gt;</text:span></text:p>
        </text:list-item>
        <text:list-item>
          <text:p text:style-name="P12">can ejs do what moustache does in js file – unsure can use both</text:p>
        </text:list-item>
        <text:list-item>
          <text:p text:style-name="P37"><text:span text:style-name="T1">moustache to insert into template -</text:span><text:span text:style-name="T4"> </text:span><text:a xlink:type="simple" xlink:href="https://www.codereadability.com/constructing-html-with-templates/" text:style-name="Internet_20_link" text:visited-style-name="Visited_20_Internet_20_Link">https://www.codereadability.com/constructing-html-with-templates/</text:a> </text:p>
        </text:list-item>
        <text:list-item>
          <text:p text:style-name="P32"><text:a xlink:type="simple" xlink:href="https://www.w3schools.com/tags/tag_template.asp" text:style-name="Internet_20_link" text:visited-style-name="Visited_20_Internet_20_Link">https://www.w3schools.com/tags/tag_template.asp</text:a> </text:p>
        </text:list-item>
      </text:list>
      <text:p text:style-name="P1"/>
      <text:p text:style-name="P1">worth a read</text:p>
      <text:p text:style-name="P1"><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4H54M24S</meta:editing-duration>
    <meta:editing-cycles>68</meta:editing-cycles>
    <meta:generator>OpenOffice/4.1.5$Win32 OpenOffice.org_project/415m1$Build-9789</meta:generator>
    <dc:date>2019-08-21T15:52:10.60</dc:date>
    <dc:creator>Phil Tate</dc:creator>
    <meta:document-statistic meta:table-count="0" meta:image-count="0" meta:object-count="0" meta:page-count="6" meta:paragraph-count="182" meta:word-count="1379" meta:character-count="9735"/>
    <meta:user-defined meta:name="Info 1"/>
    <meta:user-defined meta:name="Info 2"/>
    <meta:user-defined meta:name="Info 3"/>
    <meta:user-defined meta:name="Info 4"/>
  </office:meta>
</office:document-meta>
</file>